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24pt" style:font-size-asian="24pt" style:font-size-complex="24pt" fo:language="ro" fo:country="MD"/>
    </style:style>
    <style:style style:name="P2" style:parent-style-name="Normal" style:family="paragraph">
      <style:text-properties fo:font-size="16pt" style:font-size-asian="16pt" style:font-size-complex="16pt" fo:language="ro" fo:country="MD"/>
    </style:style>
    <style:style style:name="P3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4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5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6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7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8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9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0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1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2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3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4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5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6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7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8" style:parent-style-name="Normal" style:family="paragraph">
      <style:text-properties fo:font-size="16pt" style:font-size-asian="16pt" style:font-size-complex="16pt" fo:language="ro" fo:country="MD"/>
    </style:style>
    <style:style style:name="P19" style:parent-style-name="ListParagraph" style:list-style-name="LFO1" style:family="paragraph"/>
    <style:style style:name="T20" style:parent-style-name="DefaultParagraphFont" style:family="text">
      <style:text-properties fo:font-size="12pt" style:font-size-asian="12pt" style:font-size-complex="12pt" fo:language="ro" fo:country="MD"/>
    </style:style>
    <style:style style:name="P21" style:parent-style-name="ListParagraph" style:list-style-name="LFO1" style:family="paragraph"/>
    <style:style style:name="T22" style:parent-style-name="DefaultParagraphFont" style:family="text">
      <style:text-properties fo:font-size="12pt" style:font-size-asian="12pt" style:font-size-complex="12pt" fo:language="ro" fo:country="MD"/>
    </style:style>
    <style:style style:name="T23" style:parent-style-name="DefaultParagraphFont" style:family="text">
      <style:text-properties fo:font-size="12pt" style:font-size-asian="12pt" style:font-size-complex="12pt" fo:language="ro" fo:country="MD"/>
    </style:style>
    <style:style style:name="P24" style:parent-style-name="ListParagraph" style:list-style-name="LFO1" style:family="paragraph"/>
    <style:style style:name="T25" style:parent-style-name="DefaultParagraphFont" style:family="text">
      <style:text-properties fo:font-size="12pt" style:font-size-asian="12pt" style:font-size-complex="12pt" fo:language="ro" fo:country="MD"/>
    </style:style>
    <style:style style:name="P26" style:parent-style-name="Normal" style:family="paragraph">
      <style:text-properties fo:font-size="16pt" style:font-size-asian="16pt" style:font-size-complex="16pt" fo:language="ro" fo:country="MD"/>
    </style:style>
    <style:style style:name="P27" style:parent-style-name="ListParagraph" style:list-style-name="LFO1" style:family="paragraph"/>
    <style:style style:name="T28" style:parent-style-name="DefaultParagraphFont" style:family="text">
      <style:text-properties fo:font-size="12pt" style:font-size-asian="12pt" style:font-size-complex="12pt" fo:language="ro" fo:country="MD"/>
    </style:style>
    <style:style style:name="P29" style:parent-style-name="ListParagraph" style:list-style-name="LFO1" style:family="paragraph"/>
    <style:style style:name="T30" style:parent-style-name="DefaultParagraphFont" style:family="text">
      <style:text-properties fo:font-size="12pt" style:font-size-asian="12pt" style:font-size-complex="12pt" fo:language="ro" fo:country="MD"/>
    </style:style>
    <style:style style:name="P31" style:parent-style-name="Normal" style:family="paragraph">
      <style:paragraph-properties fo:margin-left="1.25in">
        <style:tab-stops/>
      </style:paragraph-properties>
      <style:text-properties fo:font-size="12pt" style:font-size-asian="12pt" style:font-size-complex="12pt" fo:language="ro" fo:country="MD"/>
    </style:style>
  </office:automatic-styles>
  <office:body>
    <office:text text:use-soft-page-breaks="true">
      <text:p text:style-name="P1">Planificarea<text:s/>Iterațiilor<text:s/></text:p>
      <text:p text:style-name="P2">Iterația 1:<text:s/></text:p>
      <text:list text:style-name="LFO1" text:continue-numbering="true">
        <text:list-item>
          <text:p text:style-name="P3">Crearea Bazei de Date și popularea acesteia<text:s/></text:p>
        </text:list-item>
        <text:list-item>
          <text:p text:style-name="P4">Implementarea backend-ului și crearea legaturii între acesta și Baza de Date<text:s/></text:p>
        </text:list-item>
        <text:list-item>
          <text:p text:style-name="P5">Crearea unei interfețe grafice cu următparele elemente:<text:s/></text:p>
          <text:list text:continue-numbering="true">
            <text:list-item>
              <text:p text:style-name="P6">Pagina de logare în cele două tipuri de conturi ( administrator, utilizator)<text:s/></text:p>
            </text:list-item>
            <text:list-item>
              <text:p text:style-name="P7">Paginile<text:s/>contului de administrator:<text:s/></text:p>
              <text:list text:continue-numbering="true">
                <text:list-item>
                  <text:p text:style-name="P8">Dispunerea listei cu utilizatorii<text:s/>(fereastră 1)</text:p>
                </text:list-item>
                <text:list-item>
                  <text:p text:style-name="P9">Buton de comunicare între ferestre <text:s/><text:s/></text:p>
                </text:list-item>
                <text:list-item>
                  <text:p text:style-name="P10">Butoanele pentru comunicarea cu aceștia ( asignare de task-uri)<text:s/>(fereastră 2) <text:s/></text:p>
                </text:list-item>
                <text:list-item>
                  <text:p text:style-name="P11">Dispunerea listei cu task-urile finalizare<text:s/>(fereastră 2) <text:s/><text:s/></text:p>
                </text:list-item>
                <text:list-item>
                  <text:p text:style-name="P12">Buton de validare a task-ului<text:s/>(fereastră 2) <text:s/></text:p>
                </text:list-item>
                <text:list-item>
                  <text:p text:style-name="P13">Buton log-out<text:s/>( ambele ferestre)<text:s/></text:p>
                </text:list-item>
              </text:list>
            </text:list-item>
            <text:list-item>
              <text:p text:style-name="P14">Pagina contului de utilizator:<text:s/></text:p>
              <text:list text:continue-numbering="true">
                <text:list-item>
                  <text:p text:style-name="P15">Dispunerea listei cu task-uri (read only)<text:s/></text:p>
                </text:list-item>
                <text:list-item>
                  <text:p text:style-name="P16">Form pentru încărcarea dovezii finalizării task-ului<text:s/></text:p>
                </text:list-item>
                <text:list-item>
                  <text:p text:style-name="P17">Buton pentru încărcarea dovezii<text:s/></text:p>
                </text:list-item>
              </text:list>
            </text:list-item>
          </text:list>
        </text:list-item>
      </text:list>
      <text:p text:style-name="P18">Iterația 2:<text:s/></text:p>
      <text:list text:style-name="LFO1" text:continue-numbering="true">
        <text:list-item>
          <text:p text:style-name="P19"><text:span text:style-name="T20">Adăugarea de teste pentru operațiile directe cu baza de date<text:s/></text:span></text:p>
        </text:list-item>
        <text:list-item>
          <text:p text:style-name="P21"><text:span text:style-name="T22">Adăugarea de<text:s/></text:span><text:span text:style-name="T23">validare la nivelul interfeței grafice<text:s/></text:span></text:p>
        </text:list-item>
        <text:list-item>
          <text:p text:style-name="P24"><text:span text:style-name="T25">Optimizarea modului de validare a taskurilor finalizare<text:s/></text:span></text:p>
        </text:list-item>
      </text:list>
      <text:p text:style-name="P26">Iterația 3:<text:s/></text:p>
      <text:list text:style-name="LFO1" text:continue-numbering="true">
        <text:list-item>
          <text:p text:style-name="P27"><text:span text:style-name="T28">Rafinarea codului prin îmbunatățirea cazurilor de excepție rezultate din testele anterioare<text:s/></text:span></text:p>
        </text:list-item>
        <text:list-item>
          <text:p text:style-name="P29"><text:span text:style-name="T30">Definitivarea unui flow smooth al aplicației la nivelul interfeței grafice<text:s/></text:span></text:p>
        </text:list-item>
      </text:list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ma Toda</meta:initial-creator>
    <dc:creator>Ema Toda</dc:creator>
    <meta:creation-date>2025-03-14T12:16:00Z</meta:creation-date>
    <dc:date>2025-03-14T12:40:00Z</dc:date>
    <meta:template xlink:href="Normal.dotm" xlink:type="simple"/>
    <meta:editing-cycles>1</meta:editing-cycles>
    <meta:editing-duration>PT1260S</meta:editing-duration>
    <meta:document-statistic meta:page-count="1" meta:paragraph-count="2" meta:word-count="172" meta:character-count="1168" meta:row-count="8" meta:non-whitespace-character-count="998"/>
  </office:meta>
</office:document-meta>
</file>